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118.35pt"/>
    </style:style>
    <style:style style:name="co4" style:family="table-column">
      <style:table-column-properties fo:break-before="auto" style:column-width="205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fo:background-color="#fff200"/>
    </style:style>
    <style:style style:name="ce2" style:family="table-cell" style:parent-style-name="Default" style:data-style-name="N4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 style:data-style-name="N0">
      <style:table-cell-properties fo:background-color="#a3238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sample_name</text:p>
          </table:table-cell>
          <table:table-cell office:value-type="string" calcext:value-type="string">
            <text:p>AGE_YEARS</text:p>
          </table:table-cell>
          <table:table-cell office:value-type="string" calcext:value-type="string">
            <text:p>BMI_CA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ANTIBIOTIC_HISTORY</text:p>
          </table:table-cell>
          <table:table-cell table:style-name="Default" office:value-type="string" calcext:value-type="string">
            <text:p>group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string" calcext:value-type="string">
            <text:p>Not applicable</text:p>
          </table:table-cell>
          <table:table-cell table:style-name="Default" office:value-type="string" calcext:value-type="string">
            <text:p>none</text:p>
          </table:table-cell>
          <table:table-cell table:number-columns-repeated="2"/>
          <table:table-cell table:number-columns-repeated="5" office:value-type="string" calcext:value-type="string">
            <text:p>Not applicable</text:p>
          </table:table-cell>
          <table:table-cell table:style-name="ce4"/>
        </table:table-row>
        <table:table-row table:style-name="ro1">
          <table:table-cell office:value-type="float" office:value="84188" calcext:value-type="float">
            <text:p>8418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207" calcext:value-type="float">
            <text:p>8420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6 months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210" calcext:value-type="float">
            <text:p>842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Month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240" calcext:value-type="float">
            <text:p>8424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248" calcext:value-type="float">
            <text:p>842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6 months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296" calcext:value-type="float">
            <text:p>8429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305" calcext:value-type="float">
            <text:p>8430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306" calcext:value-type="float">
            <text:p>8430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307" calcext:value-type="float">
            <text:p>8430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onth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316" calcext:value-type="float">
            <text:p>8431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318" calcext:value-type="float">
            <text:p>8431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328" calcext:value-type="float">
            <text:p>8432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331" calcext:value-type="float">
            <text:p>843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6 months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334" calcext:value-type="float">
            <text:p>8433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336" calcext:value-type="float">
            <text:p>8433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365" calcext:value-type="float">
            <text:p>843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374" calcext:value-type="float">
            <text:p>8437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380" calcext:value-type="float">
            <text:p>843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436" calcext:value-type="float">
            <text:p>844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455" calcext:value-type="float">
            <text:p>844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472" calcext:value-type="float">
            <text:p>844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6 months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476" calcext:value-type="float">
            <text:p>844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485" calcext:value-type="float">
            <text:p>8448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486" calcext:value-type="float">
            <text:p>8448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502" calcext:value-type="float">
            <text:p>8450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Month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505" calcext:value-type="float">
            <text:p>8450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507" calcext:value-type="float">
            <text:p>8450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520" calcext:value-type="float">
            <text:p>845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522" calcext:value-type="float">
            <text:p>8452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524" calcext:value-type="float">
            <text:p>845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Month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525" calcext:value-type="float">
            <text:p>845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541" calcext:value-type="float">
            <text:p>8454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6 months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542" calcext:value-type="float">
            <text:p>845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543" calcext:value-type="float">
            <text:p>8454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544" calcext:value-type="float">
            <text:p>8454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nd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548" calcext:value-type="float">
            <text:p>8454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550" calcext:value-type="float">
            <text:p>845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555" calcext:value-type="float">
            <text:p>8455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558" calcext:value-type="float">
            <text:p>8455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nd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6 months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559" calcext:value-type="float">
            <text:p>8455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562" calcext:value-type="float">
            <text:p>8456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584" calcext:value-type="float">
            <text:p>8458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587" calcext:value-type="float">
            <text:p>8458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ian or Pacific Islander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599" calcext:value-type="float">
            <text:p>845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ian or Pacific Islander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602" calcext:value-type="float">
            <text:p>846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606" calcext:value-type="float">
            <text:p>846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607" calcext:value-type="float">
            <text:p>846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613" calcext:value-type="float">
            <text:p>846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632" calcext:value-type="float">
            <text:p>8463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634" calcext:value-type="float">
            <text:p>846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636" calcext:value-type="float">
            <text:p>846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637" calcext:value-type="float">
            <text:p>846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653" calcext:value-type="float">
            <text:p>846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654" calcext:value-type="float">
            <text:p>846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659" calcext:value-type="float">
            <text:p>8465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662" calcext:value-type="float">
            <text:p>846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Week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667" calcext:value-type="float">
            <text:p>846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674" calcext:value-type="float">
            <text:p>8467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675" calcext:value-type="float">
            <text:p>8467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4679" calcext:value-type="float">
            <text:p>8467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ian or Pacific Islander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084" calcext:value-type="float">
            <text:p>850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085" calcext:value-type="float">
            <text:p>8508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086" calcext:value-type="float">
            <text:p>850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00" calcext:value-type="float">
            <text:p>851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02" calcext:value-type="float">
            <text:p>851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6 months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04" calcext:value-type="float">
            <text:p>8510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07" calcext:value-type="float">
            <text:p>8510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6 months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08" calcext:value-type="float">
            <text:p>8510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09" calcext:value-type="float">
            <text:p>8510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Month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11" calcext:value-type="float">
            <text:p>851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12" calcext:value-type="float">
            <text:p>851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13" calcext:value-type="float">
            <text:p>851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17" calcext:value-type="float">
            <text:p>851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18" calcext:value-type="float">
            <text:p>851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Month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20" calcext:value-type="float">
            <text:p>851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36" calcext:value-type="float">
            <text:p>851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38" calcext:value-type="float">
            <text:p>851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41" calcext:value-type="float">
            <text:p>8514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42" calcext:value-type="float">
            <text:p>851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43" calcext:value-type="float">
            <text:p>8514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48" calcext:value-type="float">
            <text:p>851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50" calcext:value-type="float">
            <text:p>8515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51" calcext:value-type="float">
            <text:p>851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52" calcext:value-type="float">
            <text:p>8515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54" calcext:value-type="float">
            <text:p>851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56" calcext:value-type="float">
            <text:p>8515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57" calcext:value-type="float">
            <text:p>8515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59" calcext:value-type="float">
            <text:p>8515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60" calcext:value-type="float">
            <text:p>8516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6 months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5162" calcext:value-type="float">
            <text:p>8516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an or Pacific Islander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none</text:p>
          </table:table-cell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ce1" office:value-type="float" office:value="70687" calcext:value-type="float">
            <text:p>7068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71600" calcext:value-type="float">
            <text:p>716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1" office:value-type="float" office:value="71603" calcext:value-type="float">
            <text:p>716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1" office:value-type="float" office:value="71604" calcext:value-type="float">
            <text:p>716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71607" calcext:value-type="float">
            <text:p>7160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1" office:value-type="float" office:value="71610" calcext:value-type="float">
            <text:p>716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1" office:value-type="float" office:value="71611" calcext:value-type="float">
            <text:p>716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1" office:value-type="float" office:value="71613" calcext:value-type="float">
            <text:p>716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1" office:value-type="float" office:value="71616" calcext:value-type="float">
            <text:p>716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1" office:value-type="float" office:value="71971" calcext:value-type="float">
            <text:p>7197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74221" calcext:value-type="float">
            <text:p>7422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74236" calcext:value-type="float">
            <text:p>742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79461" calcext:value-type="float">
            <text:p>794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84205" calcext:value-type="float">
            <text:p>842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84224" calcext:value-type="float">
            <text:p>842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84225" calcext:value-type="float">
            <text:p>842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84268" calcext:value-type="float">
            <text:p>8426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84281" calcext:value-type="float">
            <text:p>8428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84286" calcext:value-type="float">
            <text:p>8428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1" office:value-type="float" office:value="84287" calcext:value-type="float">
            <text:p>8428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1" office:value-type="float" office:value="84288" calcext:value-type="float">
            <text:p>8428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1" office:value-type="float" office:value="84289" calcext:value-type="float">
            <text:p>8428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1" office:value-type="float" office:value="84322" calcext:value-type="float">
            <text:p>843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84342" calcext:value-type="float">
            <text:p>8434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84348" calcext:value-type="float">
            <text:p>8434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84381" calcext:value-type="float">
            <text:p>843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1" office:value-type="float" office:value="84449" calcext:value-type="float">
            <text:p>844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84453" calcext:value-type="float">
            <text:p>844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84493" calcext:value-type="float">
            <text:p>8449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84590" calcext:value-type="float">
            <text:p>845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84591" calcext:value-type="float">
            <text:p>8459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84618" calcext:value-type="float">
            <text:p>846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84638" calcext:value-type="float">
            <text:p>846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84645" calcext:value-type="float">
            <text:p>846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84652" calcext:value-type="float">
            <text:p>846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84656" calcext:value-type="float">
            <text:p>8465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84657" calcext:value-type="float">
            <text:p>8465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HC</text:p>
          </table:table-cell>
          <table:table-cell table:number-columns-repeated="8"/>
        </table:table-row>
        <table:table-row table:style-name="ro1">
          <table:table-cell table:style-name="ce1" office:value-type="float" office:value="84658" calcext:value-type="float">
            <text:p>846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1" office:value-type="float" office:value="84660" calcext:value-type="float">
            <text:p>846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1" office:value-type="float" office:value="84665" calcext:value-type="float">
            <text:p>8466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1" office:value-type="float" office:value="84666" calcext:value-type="float">
            <text:p>8466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1" office:value-type="float" office:value="84671" calcext:value-type="float">
            <text:p>8467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1" office:value-type="float" office:value="84672" calcext:value-type="float">
            <text:p>8467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1" office:value-type="float" office:value="84673" calcext:value-type="float">
            <text:p>84673</text:p>
          </table:table-cell>
          <table:table-cell table:number-columns-repeated="2" office:value-type="string" calcext:value-type="string">
            <text:p>Unspecifi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1" office:value-type="float" office:value="84676" calcext:value-type="float">
            <text:p>8467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1" office:value-type="float" office:value="84677" calcext:value-type="float">
            <text:p>846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1" office:value-type="float" office:value="84678" calcext:value-type="float">
            <text:p>8467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1" office:value-type="float" office:value="84680" calcext:value-type="float">
            <text:p>846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1" office:value-type="float" office:value="85082" calcext:value-type="float">
            <text:p>8508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1" office:value-type="float" office:value="85083" calcext:value-type="float">
            <text:p>850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Default" office:value-type="string" calcext:value-type="string">
            <text:p>SZ</text:p>
          </table:table-cell>
          <table:table-cell table:number-columns-repeated="8"/>
        </table:table-row>
        <table:table-row table:style-name="ro1">
          <table:table-cell table:style-name="ce2"/>
          <table:table-cell table:number-columns-repeated="5"/>
          <table:table-cell table:style-name="ce3"/>
          <table:table-cell table:number-columns-repeated="8"/>
        </table:table-row>
        <table:table-row table:style-name="ro1" table:number-rows-repeated="230">
          <table:table-cell table:number-columns-repeated="6"/>
          <table:table-cell table:style-name="ce3"/>
          <table:table-cell table:number-columns-repeated="8"/>
        </table:table-row>
        <table:table-row table:style-name="ro1" table:number-rows-repeated="71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1 ordered" table:style-name="ta1">
        <table:table-column table:style-name="co1" table:default-cell-style-name="ce4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row table:style-name="ro1">
          <table:table-cell table:style-name="Default" office:value-type="string" calcext:value-type="string">
            <text:p>sample_name</text:p>
          </table:table-cell>
          <table:table-cell office:value-type="string" calcext:value-type="string">
            <text:p>AGE_YEARS</text:p>
          </table:table-cell>
          <table:table-cell office:value-type="string" calcext:value-type="string">
            <text:p>BMI_CA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ANTIBIOTIC_HISTORY</text:p>
          </table:table-cell>
          <table:table-cell table:style-name="ce3" office:value-type="string" calcext:value-type="string">
            <text:p>group</text:p>
          </table:table-cell>
        </table:table-row>
        <table:table-row table:style-name="ro1">
          <table:table-cell table:style-name="ce5" office:value-type="float" office:value="84525" calcext:value-type="float">
            <text:p>845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602" calcext:value-type="float">
            <text:p>846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542" calcext:value-type="float">
            <text:p>845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84677" calcext:value-type="float">
            <text:p>846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4599" calcext:value-type="float">
            <text:p>845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ian or Pacific Islander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662" calcext:value-type="float">
            <text:p>846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Week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4472" calcext:value-type="float">
            <text:p>844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6 months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606" calcext:value-type="float">
            <text:p>846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71603" calcext:value-type="float">
            <text:p>716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4485" calcext:value-type="float">
            <text:p>8448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79461" calcext:value-type="float">
            <text:p>794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other HCs</text:p>
          </table:table-cell>
        </table:table-row>
        <table:table-row table:style-name="ro1">
          <table:table-cell table:style-name="ce5" office:value-type="float" office:value="84634" calcext:value-type="float">
            <text:p>846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71613" calcext:value-type="float">
            <text:p>716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1" office:value-type="float" office:value="84660" calcext:value-type="float">
            <text:p>846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5141" calcext:value-type="float">
            <text:p>8514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1" office:value-type="float" office:value="71611" calcext:value-type="float">
            <text:p>716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1" office:value-type="float" office:value="84453" calcext:value-type="float">
            <text:p>844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84281" calcext:value-type="float">
            <text:p>8428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476" calcext:value-type="float">
            <text:p>844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637" calcext:value-type="float">
            <text:p>846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84657" calcext:value-type="float">
            <text:p>8465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84638" calcext:value-type="float">
            <text:p>846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5086" calcext:value-type="float">
            <text:p>850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1" office:value-type="float" office:value="71971" calcext:value-type="float">
            <text:p>7197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other HCs</text:p>
          </table:table-cell>
        </table:table-row>
        <table:table-row table:style-name="ro1">
          <table:table-cell table:style-name="ce5" office:value-type="float" office:value="84520" calcext:value-type="float">
            <text:p>845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84656" calcext:value-type="float">
            <text:p>8465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85083" calcext:value-type="float">
            <text:p>850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5102" calcext:value-type="float">
            <text:p>851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6 months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5118" calcext:value-type="float">
            <text:p>851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Month</text:p>
          </table:table-cell>
          <table:table-cell table:style-name="ce3" office:value-type="string" calcext:value-type="string">
            <text:p>BP</text:p>
          </table:table-cell>
        </table:table-row>
        <table:table-row table:style-name="ro1">
          <table:table-cell table:style-name="ce5" office:value-type="float" office:value="85151" calcext:value-type="float">
            <text:p>851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1" office:value-type="float" office:value="84225" calcext:value-type="float">
            <text:p>842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455" calcext:value-type="float">
            <text:p>844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636" calcext:value-type="float">
            <text:p>846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543" calcext:value-type="float">
            <text:p>8454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84645" calcext:value-type="float">
            <text:p>846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5109" calcext:value-type="float">
            <text:p>8510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Month</text:p>
          </table:table-cell>
          <table:table-cell table:style-name="ce3" office:value-type="string" calcext:value-type="string">
            <text:p>BP</text:p>
          </table:table-cell>
        </table:table-row>
        <table:table-row table:style-name="ro1">
          <table:table-cell table:style-name="ce5" office:value-type="float" office:value="84675" calcext:value-type="float">
            <text:p>8467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5107" calcext:value-type="float">
            <text:p>8510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6 months</text:p>
          </table:table-cell>
          <table:table-cell table:style-name="ce3" office:value-type="string" calcext:value-type="string">
            <text:p>BP</text:p>
          </table:table-cell>
        </table:table-row>
        <table:table-row table:style-name="ro1">
          <table:table-cell table:style-name="ce5" office:value-type="float" office:value="85120" calcext:value-type="float">
            <text:p>851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BP</text:p>
          </table:table-cell>
        </table:table-row>
        <table:table-row table:style-name="ro1">
          <table:table-cell table:style-name="ce1" office:value-type="float" office:value="84678" calcext:value-type="float">
            <text:p>8467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5138" calcext:value-type="float">
            <text:p>851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1" office:value-type="float" office:value="84666" calcext:value-type="float">
            <text:p>8466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5157" calcext:value-type="float">
            <text:p>8515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1" office:value-type="float" office:value="84381" calcext:value-type="float">
            <text:p>843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4654" calcext:value-type="float">
            <text:p>846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674" calcext:value-type="float">
            <text:p>8467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5136" calcext:value-type="float">
            <text:p>851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1" office:value-type="float" office:value="71616" calcext:value-type="float">
            <text:p>716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4207" calcext:value-type="float">
            <text:p>8420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6 months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248" calcext:value-type="float">
            <text:p>842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6 months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5156" calcext:value-type="float">
            <text:p>8515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1" office:value-type="float" office:value="71600" calcext:value-type="float">
            <text:p>716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4607" calcext:value-type="float">
            <text:p>846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679" calcext:value-type="float">
            <text:p>8467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ian or Pacific Islander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5142" calcext:value-type="float">
            <text:p>851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4240" calcext:value-type="float">
            <text:p>8424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436" calcext:value-type="float">
            <text:p>844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84652" calcext:value-type="float">
            <text:p>846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653" calcext:value-type="float">
            <text:p>846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84671" calcext:value-type="float">
            <text:p>8467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1" office:value-type="float" office:value="84205" calcext:value-type="float">
            <text:p>842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84449" calcext:value-type="float">
            <text:p>844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5162" calcext:value-type="float">
            <text:p>8516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an or Pacific Islander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1" office:value-type="float" office:value="71610" calcext:value-type="float">
            <text:p>716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1" office:value-type="float" office:value="84289" calcext:value-type="float">
            <text:p>8428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1" office:value-type="float" office:value="84680" calcext:value-type="float">
            <text:p>846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5113" calcext:value-type="float">
            <text:p>851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BP</text:p>
          </table:table-cell>
        </table:table-row>
        <table:table-row table:style-name="ro1">
          <table:table-cell table:style-name="ce5" office:value-type="float" office:value="85148" calcext:value-type="float">
            <text:p>851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5152" calcext:value-type="float">
            <text:p>8515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5117" calcext:value-type="float">
            <text:p>851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BP</text:p>
          </table:table-cell>
        </table:table-row>
        <table:table-row table:style-name="ro1">
          <table:table-cell table:style-name="ce1" office:value-type="float" office:value="84672" calcext:value-type="float">
            <text:p>8467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5084" calcext:value-type="float">
            <text:p>850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5111" calcext:value-type="float">
            <text:p>851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BP</text:p>
          </table:table-cell>
        </table:table-row>
        <table:table-row table:style-name="ro1">
          <table:table-cell table:style-name="ce5" office:value-type="float" office:value="85159" calcext:value-type="float">
            <text:p>8515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4210" calcext:value-type="float">
            <text:p>842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Month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84493" calcext:value-type="float">
            <text:p>8449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5100" calcext:value-type="float">
            <text:p>851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5112" calcext:value-type="float">
            <text:p>851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BP</text:p>
          </table:table-cell>
        </table:table-row>
        <table:table-row table:style-name="ro1">
          <table:table-cell table:style-name="ce1" office:value-type="float" office:value="70687" calcext:value-type="float">
            <text:p>7068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other HCs</text:p>
          </table:table-cell>
        </table:table-row>
        <table:table-row table:style-name="ro1">
          <table:table-cell table:style-name="ce5" office:value-type="float" office:value="84188" calcext:value-type="float">
            <text:p>8418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84288" calcext:value-type="float">
            <text:p>8428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4587" calcext:value-type="float">
            <text:p>8458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ian or Pacific Islander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84591" calcext:value-type="float">
            <text:p>8459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5108" calcext:value-type="float">
            <text:p>8510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BP</text:p>
          </table:table-cell>
        </table:table-row>
        <table:table-row table:style-name="ro1">
          <table:table-cell table:style-name="ce5" office:value-type="float" office:value="85154" calcext:value-type="float">
            <text:p>851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4374" calcext:value-type="float">
            <text:p>8437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613" calcext:value-type="float">
            <text:p>846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84665" calcext:value-type="float">
            <text:p>8466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5143" calcext:value-type="float">
            <text:p>8514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1" office:value-type="float" office:value="71604" calcext:value-type="float">
            <text:p>716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other HCs</text:p>
          </table:table-cell>
        </table:table-row>
        <table:table-row table:style-name="ro1">
          <table:table-cell table:style-name="ce1" office:value-type="float" office:value="74236" calcext:value-type="float">
            <text:p>742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other HCs</text:p>
          </table:table-cell>
        </table:table-row>
        <table:table-row table:style-name="ro1">
          <table:table-cell table:style-name="ce1" office:value-type="float" office:value="84618" calcext:value-type="float">
            <text:p>846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84658" calcext:value-type="float">
            <text:p>846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1" office:value-type="float" office:value="74221" calcext:value-type="float">
            <text:p>7422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other HCs</text:p>
          </table:table-cell>
        </table:table-row>
        <table:table-row table:style-name="ro1">
          <table:table-cell table:style-name="ce1" office:value-type="float" office:value="84268" calcext:value-type="float">
            <text:p>8426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84286" calcext:value-type="float">
            <text:p>8428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1" office:value-type="float" office:value="84342" calcext:value-type="float">
            <text:p>8434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85082" calcext:value-type="float">
            <text:p>8508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1" office:value-type="float" office:value="84224" calcext:value-type="float">
            <text:p>842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559" calcext:value-type="float">
            <text:p>8455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84590" calcext:value-type="float">
            <text:p>845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5104" calcext:value-type="float">
            <text:p>8510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4365" calcext:value-type="float">
            <text:p>843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562" calcext:value-type="float">
            <text:p>8456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84676" calcext:value-type="float">
            <text:p>8467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5085" calcext:value-type="float">
            <text:p>8508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71607" calcext:value-type="float">
            <text:p>7160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4659" calcext:value-type="float">
            <text:p>8465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667" calcext:value-type="float">
            <text:p>846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5160" calcext:value-type="float">
            <text:p>8516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6 months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4331" calcext:value-type="float">
            <text:p>843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6 months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84348" calcext:value-type="float">
            <text:p>8434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5150" calcext:value-type="float">
            <text:p>8515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4541" calcext:value-type="float">
            <text:p>8454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6 months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380" calcext:value-type="float">
            <text:p>843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584" calcext:value-type="float">
            <text:p>8458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334" calcext:value-type="float">
            <text:p>8433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522" calcext:value-type="float">
            <text:p>8452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558" calcext:value-type="float">
            <text:p>8455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nd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6 months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84322" calcext:value-type="float">
            <text:p>843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84287" calcext:value-type="float">
            <text:p>8428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5" office:value-type="float" office:value="84524" calcext:value-type="float">
            <text:p>845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Month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555" calcext:value-type="float">
            <text:p>8455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632" calcext:value-type="float">
            <text:p>8463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305" calcext:value-type="float">
            <text:p>8430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318" calcext:value-type="float">
            <text:p>8431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316" calcext:value-type="float">
            <text:p>8431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507" calcext:value-type="float">
            <text:p>8450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306" calcext:value-type="float">
            <text:p>8430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505" calcext:value-type="float">
            <text:p>8450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544" calcext:value-type="float">
            <text:p>8454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nd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548" calcext:value-type="float">
            <text:p>8454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307" calcext:value-type="float">
            <text:p>8430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onth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328" calcext:value-type="float">
            <text:p>8432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336" calcext:value-type="float">
            <text:p>8433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296" calcext:value-type="float">
            <text:p>8429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486" calcext:value-type="float">
            <text:p>8448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Default"/>
          <table:table-cell table:number-columns-repeated="5" office:value-type="string" calcext:value-type="string">
            <text:p>Not applicable</text:p>
          </table:table-cell>
          <table:table-cell/>
        </table:table-row>
        <table:table-row table:style-name="ro1">
          <table:table-cell table:style-name="ce5" office:value-type="float" office:value="84502" calcext:value-type="float">
            <text:p>8450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Month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5" office:value-type="float" office:value="84550" calcext:value-type="float">
            <text:p>845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1" office:value-type="float" office:value="84673" calcext:value-type="float">
            <text:p>84673</text:p>
          </table:table-cell>
          <table:table-cell table:number-columns-repeated="2" office:value-type="string" calcext:value-type="string">
            <text:p>Unspecifi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SZ</text:p>
          </table:table-cell>
        </table:table-row>
        <table:table-row table:style-name="ro1">
          <table:table-cell table:style-name="ce3" office:value-type="float" office:value="84186" calcext:value-type="float">
            <text:p>84186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192" calcext:value-type="float">
            <text:p>84192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198" calcext:value-type="float">
            <text:p>84198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00" calcext:value-type="float">
            <text:p>84200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06" calcext:value-type="float">
            <text:p>84206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08" calcext:value-type="float">
            <text:p>84208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12" calcext:value-type="float">
            <text:p>84212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15" calcext:value-type="float">
            <text:p>84215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17" calcext:value-type="float">
            <text:p>84217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18" calcext:value-type="float">
            <text:p>84218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26" calcext:value-type="float">
            <text:p>84226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36" calcext:value-type="float">
            <text:p>84236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38" calcext:value-type="float">
            <text:p>84238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41" calcext:value-type="float">
            <text:p>84241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42" calcext:value-type="float">
            <text:p>84242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44" calcext:value-type="float">
            <text:p>84244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45" calcext:value-type="float">
            <text:p>84245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46" calcext:value-type="float">
            <text:p>84246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52" calcext:value-type="float">
            <text:p>84252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55" calcext:value-type="float">
            <text:p>84255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65" calcext:value-type="float">
            <text:p>84265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66" calcext:value-type="float">
            <text:p>84266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76" calcext:value-type="float">
            <text:p>84276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77" calcext:value-type="float">
            <text:p>84277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80" calcext:value-type="float">
            <text:p>84280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91" calcext:value-type="float">
            <text:p>84291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92" calcext:value-type="float">
            <text:p>84292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93" calcext:value-type="float">
            <text:p>84293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94" calcext:value-type="float">
            <text:p>84294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97" calcext:value-type="float">
            <text:p>84297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298" calcext:value-type="float">
            <text:p>84298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03" calcext:value-type="float">
            <text:p>84303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04" calcext:value-type="float">
            <text:p>84304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09" calcext:value-type="float">
            <text:p>84309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10" calcext:value-type="float">
            <text:p>84310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11" calcext:value-type="float">
            <text:p>84311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12" calcext:value-type="float">
            <text:p>84312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13" calcext:value-type="float">
            <text:p>84313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27" calcext:value-type="float">
            <text:p>84327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30" calcext:value-type="float">
            <text:p>84330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33" calcext:value-type="float">
            <text:p>84333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35" calcext:value-type="float">
            <text:p>84335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38" calcext:value-type="float">
            <text:p>84338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39" calcext:value-type="float">
            <text:p>84339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40" calcext:value-type="float">
            <text:p>84340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41" calcext:value-type="float">
            <text:p>84341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43" calcext:value-type="float">
            <text:p>84343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44" calcext:value-type="float">
            <text:p>84344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50" calcext:value-type="float">
            <text:p>84350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51" calcext:value-type="float">
            <text:p>84351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52" calcext:value-type="float">
            <text:p>84352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53" calcext:value-type="float">
            <text:p>84353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55" calcext:value-type="float">
            <text:p>84355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56" calcext:value-type="float">
            <text:p>84356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58" calcext:value-type="float">
            <text:p>84358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59" calcext:value-type="float">
            <text:p>84359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61" calcext:value-type="float">
            <text:p>84361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62" calcext:value-type="float">
            <text:p>84362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63" calcext:value-type="float">
            <text:p>84363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64" calcext:value-type="float">
            <text:p>84364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66" calcext:value-type="float">
            <text:p>84366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68" calcext:value-type="float">
            <text:p>84368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70" calcext:value-type="float">
            <text:p>84370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72" calcext:value-type="float">
            <text:p>84372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73" calcext:value-type="float">
            <text:p>84373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75" calcext:value-type="float">
            <text:p>84375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77" calcext:value-type="float">
            <text:p>84377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78" calcext:value-type="float">
            <text:p>84378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379" calcext:value-type="float">
            <text:p>84379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432" calcext:value-type="float">
            <text:p>84432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434" calcext:value-type="float">
            <text:p>84434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439" calcext:value-type="float">
            <text:p>84439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440" calcext:value-type="float">
            <text:p>84440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443" calcext:value-type="float">
            <text:p>84443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444" calcext:value-type="float">
            <text:p>84444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445" calcext:value-type="float">
            <text:p>84445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446" calcext:value-type="float">
            <text:p>84446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447" calcext:value-type="float">
            <text:p>84447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457" calcext:value-type="float">
            <text:p>84457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458" calcext:value-type="float">
            <text:p>84458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459" calcext:value-type="float">
            <text:p>84459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467" calcext:value-type="float">
            <text:p>84467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468" calcext:value-type="float">
            <text:p>84468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473" calcext:value-type="float">
            <text:p>84473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477" calcext:value-type="float">
            <text:p>84477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479" calcext:value-type="float">
            <text:p>84479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480" calcext:value-type="float">
            <text:p>84480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482" calcext:value-type="float">
            <text:p>84482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490" calcext:value-type="float">
            <text:p>84490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492" calcext:value-type="float">
            <text:p>84492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498" calcext:value-type="float">
            <text:p>84498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00" calcext:value-type="float">
            <text:p>84500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03" calcext:value-type="float">
            <text:p>84503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06" calcext:value-type="float">
            <text:p>84506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09" calcext:value-type="float">
            <text:p>84509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13" calcext:value-type="float">
            <text:p>84513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14" calcext:value-type="float">
            <text:p>84514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18" calcext:value-type="float">
            <text:p>84518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19" calcext:value-type="float">
            <text:p>84519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21" calcext:value-type="float">
            <text:p>84521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26" calcext:value-type="float">
            <text:p>84526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27" calcext:value-type="float">
            <text:p>84527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31" calcext:value-type="float">
            <text:p>84531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36" calcext:value-type="float">
            <text:p>84536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38" calcext:value-type="float">
            <text:p>84538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54" calcext:value-type="float">
            <text:p>84554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57" calcext:value-type="float">
            <text:p>84557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78" calcext:value-type="float">
            <text:p>84578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80" calcext:value-type="float">
            <text:p>84580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81" calcext:value-type="float">
            <text:p>84581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82" calcext:value-type="float">
            <text:p>84582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83" calcext:value-type="float">
            <text:p>84583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85" calcext:value-type="float">
            <text:p>84585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86" calcext:value-type="float">
            <text:p>84586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88" calcext:value-type="float">
            <text:p>84588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92" calcext:value-type="float">
            <text:p>84592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93" calcext:value-type="float">
            <text:p>84593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95" calcext:value-type="float">
            <text:p>84595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96" calcext:value-type="float">
            <text:p>84596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97" calcext:value-type="float">
            <text:p>84597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598" calcext:value-type="float">
            <text:p>84598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601" calcext:value-type="float">
            <text:p>84601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604" calcext:value-type="float">
            <text:p>84604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609" calcext:value-type="float">
            <text:p>84609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610" calcext:value-type="float">
            <text:p>84610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611" calcext:value-type="float">
            <text:p>84611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614" calcext:value-type="float">
            <text:p>84614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616" calcext:value-type="float">
            <text:p>84616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621" calcext:value-type="float">
            <text:p>84621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622" calcext:value-type="float">
            <text:p>84622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626" calcext:value-type="float">
            <text:p>84626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627" calcext:value-type="float">
            <text:p>84627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628" calcext:value-type="float">
            <text:p>84628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630" calcext:value-type="float">
            <text:p>84630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633" calcext:value-type="float">
            <text:p>84633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639" calcext:value-type="float">
            <text:p>84639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643" calcext:value-type="float">
            <text:p>84643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644" calcext:value-type="float">
            <text:p>84644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646" calcext:value-type="float">
            <text:p>84646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650" calcext:value-type="float">
            <text:p>84650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>
          <table:table-cell table:style-name="ce3" office:value-type="float" office:value="84655" calcext:value-type="float">
            <text:p>84655</text:p>
          </table:table-cell>
          <table:table-cell table:number-columns-repeated="5"/>
          <table:table-cell table:style-name="ce3" office:value-type="string" calcext:value-type="string">
            <text:p>HC</text:p>
          </table:table-cell>
        </table:table-row>
        <table:table-row table:style-name="ro1" table:number-rows-repeated="124">
          <table:table-cell table:style-name="ce3"/>
          <table:table-cell table:number-columns-repeated="6"/>
        </table:table-row>
        <table:table-row table:style-name="ro1" table:number-rows-repeated="593">
          <table:table-cell table:number-columns-repeated="7"/>
        </table:table-row>
        <table:table-row table:style-name="ro1" table:number-rows-repeated="124">
          <table:table-cell table:number-columns-repeated="6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</table:table>
      <table:table table:name="Sheet3" table:style-name="ta1">
        <table:table-column table:style-name="co5" table:default-cell-style-name="ce5"/>
        <table:table-column table:style-name="co5" table:number-columns-repeated="5" table:default-cell-style-name="Default"/>
        <table:table-column table:style-name="co5" table:default-cell-style-name="ce3"/>
        <table:table-column table:style-name="co5" table:number-columns-repeated="4" table:default-cell-style-name="Default"/>
        <table:table-row table:style-name="ro1">
          <table:table-cell table:style-name="Default" office:value-type="string" calcext:value-type="string">
            <text:p>sample_name</text:p>
          </table:table-cell>
          <table:table-cell office:value-type="string" calcext:value-type="string">
            <text:p>AGE_YEARS</text:p>
          </table:table-cell>
          <table:table-cell office:value-type="string" calcext:value-type="string">
            <text:p>BMI_CA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ANTIBIOTIC_HISTORY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Paper_1</text:p>
          </table:table-cell>
          <table:table-cell office:value-type="string" calcext:value-type="string">
            <text:p>BMI_CORRECTED</text:p>
          </table:table-cell>
          <table:table-cell table:number-columns-repeated="2"/>
        </table:table-row>
        <table:table-row table:style-name="ro1">
          <table:table-cell table:style-name="ce6" office:value-type="float" office:value="70687" calcext:value-type="float">
            <text:p>7068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27.48" calcext:value-type="float">
            <text:p>27.48</text:p>
          </table:table-cell>
          <table:table-cell office:value-type="float" office:value="70687" calcext:value-type="float">
            <text:p>70687</text:p>
          </table:table-cell>
          <table:table-cell table:formula="of:=IF([.A2]=[.J2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71600" calcext:value-type="float">
            <text:p>716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float" office:value="36.48" calcext:value-type="float">
            <text:p>36.48</text:p>
          </table:table-cell>
          <table:table-cell office:value-type="float" office:value="71600" calcext:value-type="float">
            <text:p>71600</text:p>
          </table:table-cell>
          <table:table-cell table:formula="of:=IF([.A3]=[.J3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71603" calcext:value-type="float">
            <text:p>716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float" office:value="71603" calcext:value-type="float">
            <text:p>71603</text:p>
          </table:table-cell>
          <table:table-cell table:formula="of:=IF([.A4]=[.J4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71604" calcext:value-type="float">
            <text:p>716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29.18" calcext:value-type="float">
            <text:p>29.18</text:p>
          </table:table-cell>
          <table:table-cell office:value-type="float" office:value="71604" calcext:value-type="float">
            <text:p>71604</text:p>
          </table:table-cell>
          <table:table-cell table:formula="of:=IF([.A5]=[.J5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71607" calcext:value-type="float">
            <text:p>7160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float" office:value="33.84" calcext:value-type="float">
            <text:p>33.84</text:p>
          </table:table-cell>
          <table:table-cell office:value-type="float" office:value="71607" calcext:value-type="float">
            <text:p>71607</text:p>
          </table:table-cell>
          <table:table-cell table:formula="of:=IF([.A6]=[.J6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71610" calcext:value-type="float">
            <text:p>716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float" office:value="43.09" calcext:value-type="float">
            <text:p>43.09</text:p>
          </table:table-cell>
          <table:table-cell office:value-type="float" office:value="71610" calcext:value-type="float">
            <text:p>71610</text:p>
          </table:table-cell>
          <table:table-cell table:formula="of:=IF([.A7]=[.J7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71611" calcext:value-type="float">
            <text:p>716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float" office:value="30.54" calcext:value-type="float">
            <text:p>30.54</text:p>
          </table:table-cell>
          <table:table-cell office:value-type="float" office:value="71611" calcext:value-type="float">
            <text:p>71611</text:p>
          </table:table-cell>
          <table:table-cell table:formula="of:=IF([.A8]=[.J8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71613" calcext:value-type="float">
            <text:p>716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float" office:value="33.45" calcext:value-type="float">
            <text:p>33.45</text:p>
          </table:table-cell>
          <table:table-cell office:value-type="float" office:value="71613" calcext:value-type="float">
            <text:p>71613</text:p>
          </table:table-cell>
          <table:table-cell table:formula="of:=IF([.A9]=[.J9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71616" calcext:value-type="float">
            <text:p>716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float" office:value="32.92" calcext:value-type="float">
            <text:p>32.92</text:p>
          </table:table-cell>
          <table:table-cell office:value-type="float" office:value="71616" calcext:value-type="float">
            <text:p>71616</text:p>
          </table:table-cell>
          <table:table-cell table:formula="of:=IF([.A10]=[.J10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71971" calcext:value-type="float">
            <text:p>7197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26.31" calcext:value-type="float">
            <text:p>26.31</text:p>
          </table:table-cell>
          <table:table-cell office:value-type="float" office:value="71971" calcext:value-type="float">
            <text:p>71971</text:p>
          </table:table-cell>
          <table:table-cell table:formula="of:=IF([.A11]=[.J11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74221" calcext:value-type="float">
            <text:p>7422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36.89" calcext:value-type="float">
            <text:p>36.89</text:p>
          </table:table-cell>
          <table:table-cell office:value-type="float" office:value="74221" calcext:value-type="float">
            <text:p>74221</text:p>
          </table:table-cell>
          <table:table-cell table:formula="of:=IF([.A12]=[.J12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74236" calcext:value-type="float">
            <text:p>742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30.38" calcext:value-type="float">
            <text:p>30.38</text:p>
          </table:table-cell>
          <table:table-cell office:value-type="float" office:value="74236" calcext:value-type="float">
            <text:p>74236</text:p>
          </table:table-cell>
          <table:table-cell table:formula="of:=IF([.A13]=[.J13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79461" calcext:value-type="float">
            <text:p>794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30.54" calcext:value-type="float">
            <text:p>30.54</text:p>
          </table:table-cell>
          <table:table-cell office:value-type="float" office:value="79461" calcext:value-type="float">
            <text:p>79461</text:p>
          </table:table-cell>
          <table:table-cell table:formula="of:=IF([.A14]=[.J14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205" calcext:value-type="float">
            <text:p>842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31.28" calcext:value-type="float">
            <text:p>31.28</text:p>
          </table:table-cell>
          <table:table-cell office:value-type="float" office:value="84205" calcext:value-type="float">
            <text:p>84205</text:p>
          </table:table-cell>
          <table:table-cell table:formula="of:=IF([.A15]=[.J15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224" calcext:value-type="float">
            <text:p>842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24.68" calcext:value-type="float">
            <text:p>24.68</text:p>
          </table:table-cell>
          <table:table-cell office:value-type="float" office:value="84224" calcext:value-type="float">
            <text:p>84224</text:p>
          </table:table-cell>
          <table:table-cell table:formula="of:=IF([.A16]=[.J16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225" calcext:value-type="float">
            <text:p>842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32.08" calcext:value-type="float">
            <text:p>32.08</text:p>
          </table:table-cell>
          <table:table-cell office:value-type="float" office:value="84225" calcext:value-type="float">
            <text:p>84225</text:p>
          </table:table-cell>
          <table:table-cell table:formula="of:=IF([.A17]=[.J17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268" calcext:value-type="float">
            <text:p>8426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23.24" calcext:value-type="float">
            <text:p>23.24</text:p>
          </table:table-cell>
          <table:table-cell office:value-type="float" office:value="84268" calcext:value-type="float">
            <text:p>84268</text:p>
          </table:table-cell>
          <table:table-cell table:formula="of:=IF([.A18]=[.J18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281" calcext:value-type="float">
            <text:p>8428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30.41" calcext:value-type="float">
            <text:p>30.41</text:p>
          </table:table-cell>
          <table:table-cell office:value-type="float" office:value="84281" calcext:value-type="float">
            <text:p>84281</text:p>
          </table:table-cell>
          <table:table-cell table:formula="of:=IF([.A19]=[.J19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286" calcext:value-type="float">
            <text:p>8428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float" office:value="23.42" calcext:value-type="float">
            <text:p>23.42</text:p>
          </table:table-cell>
          <table:table-cell office:value-type="float" office:value="84286" calcext:value-type="float">
            <text:p>84286</text:p>
          </table:table-cell>
          <table:table-cell table:formula="of:=IF([.A20]=[.J20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287" calcext:value-type="float">
            <text:p>8428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float" office:value="34.06" calcext:value-type="float">
            <text:p>34.06</text:p>
          </table:table-cell>
          <table:table-cell office:value-type="float" office:value="84287" calcext:value-type="float">
            <text:p>84287</text:p>
          </table:table-cell>
          <table:table-cell table:formula="of:=IF([.A21]=[.J21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288" calcext:value-type="float">
            <text:p>8428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float" office:value="33.47" calcext:value-type="float">
            <text:p>33.47</text:p>
          </table:table-cell>
          <table:table-cell office:value-type="float" office:value="84288" calcext:value-type="float">
            <text:p>84288</text:p>
          </table:table-cell>
          <table:table-cell table:formula="of:=IF([.A22]=[.J22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289" calcext:value-type="float">
            <text:p>8428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float" office:value="27.47" calcext:value-type="float">
            <text:p>27.47</text:p>
          </table:table-cell>
          <table:table-cell office:value-type="float" office:value="84289" calcext:value-type="float">
            <text:p>84289</text:p>
          </table:table-cell>
          <table:table-cell table:formula="of:=IF([.A23]=[.J23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322" calcext:value-type="float">
            <text:p>843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26.54" calcext:value-type="float">
            <text:p>26.54</text:p>
          </table:table-cell>
          <table:table-cell office:value-type="float" office:value="84322" calcext:value-type="float">
            <text:p>84322</text:p>
          </table:table-cell>
          <table:table-cell table:formula="of:=IF([.A24]=[.J24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342" calcext:value-type="float">
            <text:p>8434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29.02" calcext:value-type="float">
            <text:p>29.02</text:p>
          </table:table-cell>
          <table:table-cell office:value-type="float" office:value="84342" calcext:value-type="float">
            <text:p>84342</text:p>
          </table:table-cell>
          <table:table-cell table:formula="of:=IF([.A25]=[.J25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348" calcext:value-type="float">
            <text:p>8434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26.63" calcext:value-type="float">
            <text:p>26.63</text:p>
          </table:table-cell>
          <table:table-cell office:value-type="float" office:value="84348" calcext:value-type="float">
            <text:p>84348</text:p>
          </table:table-cell>
          <table:table-cell table:formula="of:=IF([.A26]=[.J26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381" calcext:value-type="float">
            <text:p>843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float" office:value="34.44" calcext:value-type="float">
            <text:p>34.44</text:p>
          </table:table-cell>
          <table:table-cell office:value-type="float" office:value="84381" calcext:value-type="float">
            <text:p>84381</text:p>
          </table:table-cell>
          <table:table-cell table:formula="of:=IF([.A27]=[.J27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449" calcext:value-type="float">
            <text:p>844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29.12" calcext:value-type="float">
            <text:p>29.12</text:p>
          </table:table-cell>
          <table:table-cell office:value-type="float" office:value="84449" calcext:value-type="float">
            <text:p>84449</text:p>
          </table:table-cell>
          <table:table-cell table:formula="of:=IF([.A28]=[.J28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453" calcext:value-type="float">
            <text:p>844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33.09" calcext:value-type="float">
            <text:p>33.09</text:p>
          </table:table-cell>
          <table:table-cell office:value-type="float" office:value="84453" calcext:value-type="float">
            <text:p>84453</text:p>
          </table:table-cell>
          <table:table-cell table:formula="of:=IF([.A29]=[.J29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493" calcext:value-type="float">
            <text:p>8449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25.84" calcext:value-type="float">
            <text:p>25.84</text:p>
          </table:table-cell>
          <table:table-cell office:value-type="float" office:value="84493" calcext:value-type="float">
            <text:p>84493</text:p>
          </table:table-cell>
          <table:table-cell table:formula="of:=IF([.A30]=[.J30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590" calcext:value-type="float">
            <text:p>845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21.11" calcext:value-type="float">
            <text:p>21.11</text:p>
          </table:table-cell>
          <table:table-cell office:value-type="float" office:value="84590" calcext:value-type="float">
            <text:p>84590</text:p>
          </table:table-cell>
          <table:table-cell table:formula="of:=IF([.A31]=[.J31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591" calcext:value-type="float">
            <text:p>8459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26.97" calcext:value-type="float">
            <text:p>26.97</text:p>
          </table:table-cell>
          <table:table-cell office:value-type="float" office:value="84591" calcext:value-type="float">
            <text:p>84591</text:p>
          </table:table-cell>
          <table:table-cell table:formula="of:=IF([.A32]=[.J32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618" calcext:value-type="float">
            <text:p>846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31.66" calcext:value-type="float">
            <text:p>31.66</text:p>
          </table:table-cell>
          <table:table-cell office:value-type="float" office:value="84618" calcext:value-type="float">
            <text:p>84618</text:p>
          </table:table-cell>
          <table:table-cell table:formula="of:=IF([.A33]=[.J33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638" calcext:value-type="float">
            <text:p>846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38.39" calcext:value-type="float">
            <text:p>38.39</text:p>
          </table:table-cell>
          <table:table-cell office:value-type="float" office:value="84638" calcext:value-type="float">
            <text:p>84638</text:p>
          </table:table-cell>
          <table:table-cell table:formula="of:=IF([.A34]=[.J34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645" calcext:value-type="float">
            <text:p>846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32.08" calcext:value-type="float">
            <text:p>32.08</text:p>
          </table:table-cell>
          <table:table-cell office:value-type="float" office:value="84645" calcext:value-type="float">
            <text:p>84645</text:p>
          </table:table-cell>
          <table:table-cell table:formula="of:=IF([.A35]=[.J35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652" calcext:value-type="float">
            <text:p>846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26.61" calcext:value-type="float">
            <text:p>26.61</text:p>
          </table:table-cell>
          <table:table-cell office:value-type="float" office:value="84652" calcext:value-type="float">
            <text:p>84652</text:p>
          </table:table-cell>
          <table:table-cell table:formula="of:=IF([.A36]=[.J36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656" calcext:value-type="float">
            <text:p>8465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25.61" calcext:value-type="float">
            <text:p>25.61</text:p>
          </table:table-cell>
          <table:table-cell office:value-type="float" office:value="84656" calcext:value-type="float">
            <text:p>84656</text:p>
          </table:table-cell>
          <table:table-cell table:formula="of:=IF([.A37]=[.J37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657" calcext:value-type="float">
            <text:p>8465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Yes</text:p>
          </table:table-cell>
          <table:table-cell office:value-type="float" office:value="26.63" calcext:value-type="float">
            <text:p>26.63</text:p>
          </table:table-cell>
          <table:table-cell office:value-type="float" office:value="84657" calcext:value-type="float">
            <text:p>84657</text:p>
          </table:table-cell>
          <table:table-cell table:formula="of:=IF([.A38]=[.J38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658" calcext:value-type="float">
            <text:p>846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float" office:value="23.37" calcext:value-type="float">
            <text:p>23.37</text:p>
          </table:table-cell>
          <table:table-cell office:value-type="float" office:value="84658" calcext:value-type="float">
            <text:p>84658</text:p>
          </table:table-cell>
          <table:table-cell table:formula="of:=IF([.A39]=[.J39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660" calcext:value-type="float">
            <text:p>846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float" office:value="26.78" calcext:value-type="float">
            <text:p>26.78</text:p>
          </table:table-cell>
          <table:table-cell office:value-type="float" office:value="84660" calcext:value-type="float">
            <text:p>84660</text:p>
          </table:table-cell>
          <table:table-cell table:formula="of:=IF([.A40]=[.J40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665" calcext:value-type="float">
            <text:p>8466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float" office:value="25.61" calcext:value-type="float">
            <text:p>25.61</text:p>
          </table:table-cell>
          <table:table-cell office:value-type="float" office:value="84665" calcext:value-type="float">
            <text:p>84665</text:p>
          </table:table-cell>
          <table:table-cell table:formula="of:=IF([.A41]=[.J41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666" calcext:value-type="float">
            <text:p>8466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float" office:value="35.44" calcext:value-type="float">
            <text:p>35.44</text:p>
          </table:table-cell>
          <table:table-cell office:value-type="float" office:value="84666" calcext:value-type="float">
            <text:p>84666</text:p>
          </table:table-cell>
          <table:table-cell table:formula="of:=IF([.A42]=[.J42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671" calcext:value-type="float">
            <text:p>8467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float" office:value="28.94" calcext:value-type="float">
            <text:p>28.94</text:p>
          </table:table-cell>
          <table:table-cell office:value-type="float" office:value="84671" calcext:value-type="float">
            <text:p>84671</text:p>
          </table:table-cell>
          <table:table-cell table:formula="of:=IF([.A43]=[.J43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672" calcext:value-type="float">
            <text:p>8467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float" office:value="41.32" calcext:value-type="float">
            <text:p>41.32</text:p>
          </table:table-cell>
          <table:table-cell office:value-type="float" office:value="84672" calcext:value-type="float">
            <text:p>84672</text:p>
          </table:table-cell>
          <table:table-cell table:formula="of:=IF([.A44]=[.J44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673" calcext:value-type="float">
            <text:p>84673</text:p>
          </table:table-cell>
          <table:table-cell table:number-columns-repeated="2" office:value-type="string" calcext:value-type="string">
            <text:p>Unspecifi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specified</text:p>
          </table:table-cell>
          <table:table-cell office:value-type="float" office:value="84673" calcext:value-type="float">
            <text:p>84673</text:p>
          </table:table-cell>
          <table:table-cell table:formula="of:=IF([.A45]=[.J45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676" calcext:value-type="float">
            <text:p>8467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float" office:value="27.98" calcext:value-type="float">
            <text:p>27.98</text:p>
          </table:table-cell>
          <table:table-cell office:value-type="float" office:value="84676" calcext:value-type="float">
            <text:p>84676</text:p>
          </table:table-cell>
          <table:table-cell table:formula="of:=IF([.A46]=[.J46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677" calcext:value-type="float">
            <text:p>846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float" office:value="36.61" calcext:value-type="float">
            <text:p>36.61</text:p>
          </table:table-cell>
          <table:table-cell office:value-type="float" office:value="84677" calcext:value-type="float">
            <text:p>84677</text:p>
          </table:table-cell>
          <table:table-cell table:formula="of:=IF([.A47]=[.J47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678" calcext:value-type="float">
            <text:p>8467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float" office:value="28.35" calcext:value-type="float">
            <text:p>28.35</text:p>
          </table:table-cell>
          <table:table-cell office:value-type="float" office:value="84678" calcext:value-type="float">
            <text:p>84678</text:p>
          </table:table-cell>
          <table:table-cell table:formula="of:=IF([.A48]=[.J48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4680" calcext:value-type="float">
            <text:p>846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float" office:value="31.01" calcext:value-type="float">
            <text:p>31.01</text:p>
          </table:table-cell>
          <table:table-cell office:value-type="float" office:value="84680" calcext:value-type="float">
            <text:p>84680</text:p>
          </table:table-cell>
          <table:table-cell table:formula="of:=IF([.A49]=[.J49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5082" calcext:value-type="float">
            <text:p>8508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float" office:value="24.39" calcext:value-type="float">
            <text:p>24.39</text:p>
          </table:table-cell>
          <table:table-cell office:value-type="float" office:value="85082" calcext:value-type="float">
            <text:p>85082</text:p>
          </table:table-cell>
          <table:table-cell table:formula="of:=IF([.A50]=[.J50];&quot;yes&quot;)" office:value-type="string" office:string-value="yes" calcext:value-type="string">
            <text:p>yes</text:p>
          </table:table-cell>
        </table:table-row>
        <table:table-row table:style-name="ro1">
          <table:table-cell table:style-name="ce6" office:value-type="float" office:value="85083" calcext:value-type="float">
            <text:p>850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Yes</text:p>
          </table:table-cell>
          <table:table-cell office:value-type="float" office:value="38.77" calcext:value-type="float">
            <text:p>38.77</text:p>
          </table:table-cell>
          <table:table-cell office:value-type="float" office:value="85083" calcext:value-type="float">
            <text:p>85083</text:p>
          </table:table-cell>
          <table:table-cell table:formula="of:=IF([.A51]=[.J51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188" calcext:value-type="float">
            <text:p>8418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7.44" calcext:value-type="float">
            <text:p>27.44</text:p>
          </table:table-cell>
          <table:table-cell office:value-type="float" office:value="84188" calcext:value-type="float">
            <text:p>84188</text:p>
          </table:table-cell>
          <table:table-cell table:formula="of:=IF([.A52]=[.J52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207" calcext:value-type="float">
            <text:p>8420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6 months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2.84" calcext:value-type="float">
            <text:p>22.84</text:p>
          </table:table-cell>
          <table:table-cell office:value-type="float" office:value="84207" calcext:value-type="float">
            <text:p>84207</text:p>
          </table:table-cell>
          <table:table-cell table:formula="of:=IF([.A53]=[.J53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210" calcext:value-type="float">
            <text:p>842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37.94" calcext:value-type="float">
            <text:p>37.94</text:p>
          </table:table-cell>
          <table:table-cell office:value-type="float" office:value="84210" calcext:value-type="float">
            <text:p>84210</text:p>
          </table:table-cell>
          <table:table-cell table:formula="of:=IF([.A54]=[.J54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240" calcext:value-type="float">
            <text:p>8424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31.09" calcext:value-type="float">
            <text:p>31.09</text:p>
          </table:table-cell>
          <table:table-cell office:value-type="float" office:value="84240" calcext:value-type="float">
            <text:p>84240</text:p>
          </table:table-cell>
          <table:table-cell table:formula="of:=IF([.A55]=[.J55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248" calcext:value-type="float">
            <text:p>842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6 months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30.81" calcext:value-type="float">
            <text:p>30.81</text:p>
          </table:table-cell>
          <table:table-cell office:value-type="float" office:value="84248" calcext:value-type="float">
            <text:p>84248</text:p>
          </table:table-cell>
          <table:table-cell table:formula="of:=IF([.A56]=[.J56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296" calcext:value-type="float">
            <text:p>8429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5.1" calcext:value-type="float">
            <text:p>25.1</text:p>
          </table:table-cell>
          <table:table-cell office:value-type="float" office:value="84296" calcext:value-type="float">
            <text:p>84296</text:p>
          </table:table-cell>
          <table:table-cell table:formula="of:=IF([.A57]=[.J57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305" calcext:value-type="float">
            <text:p>8430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specified</text:p>
          </table:table-cell>
          <table:table-cell office:value-type="float" office:value="84305" calcext:value-type="float">
            <text:p>84305</text:p>
          </table:table-cell>
          <table:table-cell table:formula="of:=IF([.A58]=[.J58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306" calcext:value-type="float">
            <text:p>8430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specified</text:p>
          </table:table-cell>
          <table:table-cell office:value-type="float" office:value="84306" calcext:value-type="float">
            <text:p>84306</text:p>
          </table:table-cell>
          <table:table-cell table:formula="of:=IF([.A59]=[.J59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307" calcext:value-type="float">
            <text:p>8430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33.47" calcext:value-type="float">
            <text:p>33.47</text:p>
          </table:table-cell>
          <table:table-cell office:value-type="float" office:value="84307" calcext:value-type="float">
            <text:p>84307</text:p>
          </table:table-cell>
          <table:table-cell table:formula="of:=IF([.A60]=[.J60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316" calcext:value-type="float">
            <text:p>8431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19.53" calcext:value-type="float">
            <text:p>19.53</text:p>
          </table:table-cell>
          <table:table-cell office:value-type="float" office:value="84316" calcext:value-type="float">
            <text:p>84316</text:p>
          </table:table-cell>
          <table:table-cell table:formula="of:=IF([.A61]=[.J61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318" calcext:value-type="float">
            <text:p>8431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0.55" calcext:value-type="float">
            <text:p>20.55</text:p>
          </table:table-cell>
          <table:table-cell office:value-type="float" office:value="84318" calcext:value-type="float">
            <text:p>84318</text:p>
          </table:table-cell>
          <table:table-cell table:formula="of:=IF([.A62]=[.J62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328" calcext:value-type="float">
            <text:p>8432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8.8" calcext:value-type="float">
            <text:p>28.8</text:p>
          </table:table-cell>
          <table:table-cell office:value-type="float" office:value="84328" calcext:value-type="float">
            <text:p>84328</text:p>
          </table:table-cell>
          <table:table-cell table:formula="of:=IF([.A63]=[.J63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331" calcext:value-type="float">
            <text:p>843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6 months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0.6" calcext:value-type="float">
            <text:p>20.6</text:p>
          </table:table-cell>
          <table:table-cell office:value-type="float" office:value="84331" calcext:value-type="float">
            <text:p>84331</text:p>
          </table:table-cell>
          <table:table-cell table:formula="of:=IF([.A64]=[.J64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334" calcext:value-type="float">
            <text:p>8433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7.44" calcext:value-type="float">
            <text:p>27.44</text:p>
          </table:table-cell>
          <table:table-cell office:value-type="float" office:value="84334" calcext:value-type="float">
            <text:p>84334</text:p>
          </table:table-cell>
          <table:table-cell table:formula="of:=IF([.A65]=[.J65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336" calcext:value-type="float">
            <text:p>8433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5.75" calcext:value-type="float">
            <text:p>25.75</text:p>
          </table:table-cell>
          <table:table-cell office:value-type="float" office:value="84336" calcext:value-type="float">
            <text:p>84336</text:p>
          </table:table-cell>
          <table:table-cell table:formula="of:=IF([.A66]=[.J66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365" calcext:value-type="float">
            <text:p>843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4.45" calcext:value-type="float">
            <text:p>24.45</text:p>
          </table:table-cell>
          <table:table-cell office:value-type="float" office:value="84365" calcext:value-type="float">
            <text:p>84365</text:p>
          </table:table-cell>
          <table:table-cell table:formula="of:=IF([.A67]=[.J67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374" calcext:value-type="float">
            <text:p>8437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1.31" calcext:value-type="float">
            <text:p>21.31</text:p>
          </table:table-cell>
          <table:table-cell office:value-type="float" office:value="84374" calcext:value-type="float">
            <text:p>84374</text:p>
          </table:table-cell>
          <table:table-cell table:formula="of:=IF([.A68]=[.J68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380" calcext:value-type="float">
            <text:p>843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4.39" calcext:value-type="float">
            <text:p>24.39</text:p>
          </table:table-cell>
          <table:table-cell office:value-type="float" office:value="84380" calcext:value-type="float">
            <text:p>84380</text:p>
          </table:table-cell>
          <table:table-cell table:formula="of:=IF([.A69]=[.J69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436" calcext:value-type="float">
            <text:p>844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0.61" calcext:value-type="float">
            <text:p>20.61</text:p>
          </table:table-cell>
          <table:table-cell office:value-type="float" office:value="84436" calcext:value-type="float">
            <text:p>84436</text:p>
          </table:table-cell>
          <table:table-cell table:formula="of:=IF([.A70]=[.J70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455" calcext:value-type="float">
            <text:p>844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1.66" calcext:value-type="float">
            <text:p>21.66</text:p>
          </table:table-cell>
          <table:table-cell office:value-type="float" office:value="84455" calcext:value-type="float">
            <text:p>84455</text:p>
          </table:table-cell>
          <table:table-cell table:formula="of:=IF([.A71]=[.J71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472" calcext:value-type="float">
            <text:p>844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6 months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19.26" calcext:value-type="float">
            <text:p>19.26</text:p>
          </table:table-cell>
          <table:table-cell office:value-type="float" office:value="84472" calcext:value-type="float">
            <text:p>84472</text:p>
          </table:table-cell>
          <table:table-cell table:formula="of:=IF([.A72]=[.J72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476" calcext:value-type="float">
            <text:p>844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31" calcext:value-type="float">
            <text:p>31</text:p>
          </table:table-cell>
          <table:table-cell office:value-type="float" office:value="84476" calcext:value-type="float">
            <text:p>84476</text:p>
          </table:table-cell>
          <table:table-cell table:formula="of:=IF([.A73]=[.J73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485" calcext:value-type="float">
            <text:p>8448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4.33" calcext:value-type="float">
            <text:p>24.33</text:p>
          </table:table-cell>
          <table:table-cell office:value-type="float" office:value="84485" calcext:value-type="float">
            <text:p>84485</text:p>
          </table:table-cell>
          <table:table-cell table:formula="of:=IF([.A74]=[.J74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486" calcext:value-type="float">
            <text:p>8448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2.01" calcext:value-type="float">
            <text:p>22.01</text:p>
          </table:table-cell>
          <table:table-cell office:value-type="float" office:value="84486" calcext:value-type="float">
            <text:p>84486</text:p>
          </table:table-cell>
          <table:table-cell table:formula="of:=IF([.A75]=[.J75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502" calcext:value-type="float">
            <text:p>8450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5.23" calcext:value-type="float">
            <text:p>25.23</text:p>
          </table:table-cell>
          <table:table-cell office:value-type="float" office:value="84502" calcext:value-type="float">
            <text:p>84502</text:p>
          </table:table-cell>
          <table:table-cell table:formula="of:=IF([.A76]=[.J76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505" calcext:value-type="float">
            <text:p>8450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7.1" calcext:value-type="float">
            <text:p>27.1</text:p>
          </table:table-cell>
          <table:table-cell office:value-type="float" office:value="84505" calcext:value-type="float">
            <text:p>84505</text:p>
          </table:table-cell>
          <table:table-cell table:formula="of:=IF([.A77]=[.J77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507" calcext:value-type="float">
            <text:p>8450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specified</text:p>
          </table:table-cell>
          <table:table-cell office:value-type="float" office:value="84507" calcext:value-type="float">
            <text:p>84507</text:p>
          </table:table-cell>
          <table:table-cell table:formula="of:=IF([.A78]=[.J78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520" calcext:value-type="float">
            <text:p>845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specified</text:p>
          </table:table-cell>
          <table:table-cell office:value-type="float" office:value="84520" calcext:value-type="float">
            <text:p>84520</text:p>
          </table:table-cell>
          <table:table-cell table:formula="of:=IF([.A79]=[.J79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522" calcext:value-type="float">
            <text:p>8452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5.1" calcext:value-type="float">
            <text:p>25.1</text:p>
          </table:table-cell>
          <table:table-cell office:value-type="float" office:value="84522" calcext:value-type="float">
            <text:p>84522</text:p>
          </table:table-cell>
          <table:table-cell table:formula="of:=IF([.A80]=[.J80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524" calcext:value-type="float">
            <text:p>845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31.8" calcext:value-type="float">
            <text:p>31.8</text:p>
          </table:table-cell>
          <table:table-cell office:value-type="float" office:value="84524" calcext:value-type="float">
            <text:p>84524</text:p>
          </table:table-cell>
          <table:table-cell table:formula="of:=IF([.A81]=[.J81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525" calcext:value-type="float">
            <text:p>845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5.75" calcext:value-type="float">
            <text:p>25.75</text:p>
          </table:table-cell>
          <table:table-cell office:value-type="float" office:value="84525" calcext:value-type="float">
            <text:p>84525</text:p>
          </table:table-cell>
          <table:table-cell table:formula="of:=IF([.A82]=[.J82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541" calcext:value-type="float">
            <text:p>8454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6 months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3.17" calcext:value-type="float">
            <text:p>23.17</text:p>
          </table:table-cell>
          <table:table-cell office:value-type="float" office:value="84541" calcext:value-type="float">
            <text:p>84541</text:p>
          </table:table-cell>
          <table:table-cell table:formula="of:=IF([.A83]=[.J83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542" calcext:value-type="float">
            <text:p>845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9.99" calcext:value-type="float">
            <text:p>29.99</text:p>
          </table:table-cell>
          <table:table-cell office:value-type="float" office:value="84542" calcext:value-type="float">
            <text:p>84542</text:p>
          </table:table-cell>
          <table:table-cell table:formula="of:=IF([.A84]=[.J84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543" calcext:value-type="float">
            <text:p>8454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8.8" calcext:value-type="float">
            <text:p>28.8</text:p>
          </table:table-cell>
          <table:table-cell office:value-type="float" office:value="84543" calcext:value-type="float">
            <text:p>84543</text:p>
          </table:table-cell>
          <table:table-cell table:formula="of:=IF([.A85]=[.J85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544" calcext:value-type="float">
            <text:p>8454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nd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17.47" calcext:value-type="float">
            <text:p>17.47</text:p>
          </table:table-cell>
          <table:table-cell office:value-type="float" office:value="84544" calcext:value-type="float">
            <text:p>84544</text:p>
          </table:table-cell>
          <table:table-cell table:formula="of:=IF([.A86]=[.J86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548" calcext:value-type="float">
            <text:p>8454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1.29" calcext:value-type="float">
            <text:p>21.29</text:p>
          </table:table-cell>
          <table:table-cell office:value-type="float" office:value="84548" calcext:value-type="float">
            <text:p>84548</text:p>
          </table:table-cell>
          <table:table-cell table:formula="of:=IF([.A87]=[.J87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550" calcext:value-type="float">
            <text:p>8455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19.77" calcext:value-type="float">
            <text:p>19.77</text:p>
          </table:table-cell>
          <table:table-cell office:value-type="float" office:value="84550" calcext:value-type="float">
            <text:p>84550</text:p>
          </table:table-cell>
          <table:table-cell table:formula="of:=IF([.A88]=[.J88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555" calcext:value-type="float">
            <text:p>8455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4.41" calcext:value-type="float">
            <text:p>24.41</text:p>
          </table:table-cell>
          <table:table-cell office:value-type="float" office:value="84555" calcext:value-type="float">
            <text:p>84555</text:p>
          </table:table-cell>
          <table:table-cell table:formula="of:=IF([.A89]=[.J89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558" calcext:value-type="float">
            <text:p>8455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nd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6 months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18.01" calcext:value-type="float">
            <text:p>18.01</text:p>
          </table:table-cell>
          <table:table-cell office:value-type="float" office:value="84558" calcext:value-type="float">
            <text:p>84558</text:p>
          </table:table-cell>
          <table:table-cell table:formula="of:=IF([.A90]=[.J90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559" calcext:value-type="float">
            <text:p>8455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6.45" calcext:value-type="float">
            <text:p>26.45</text:p>
          </table:table-cell>
          <table:table-cell office:value-type="float" office:value="84559" calcext:value-type="float">
            <text:p>84559</text:p>
          </table:table-cell>
          <table:table-cell table:formula="of:=IF([.A91]=[.J91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562" calcext:value-type="float">
            <text:p>8456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7.1" calcext:value-type="float">
            <text:p>27.1</text:p>
          </table:table-cell>
          <table:table-cell office:value-type="float" office:value="84562" calcext:value-type="float">
            <text:p>84562</text:p>
          </table:table-cell>
          <table:table-cell table:formula="of:=IF([.A92]=[.J92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584" calcext:value-type="float">
            <text:p>8458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6.5" calcext:value-type="float">
            <text:p>26.5</text:p>
          </table:table-cell>
          <table:table-cell office:value-type="float" office:value="84584" calcext:value-type="float">
            <text:p>84584</text:p>
          </table:table-cell>
          <table:table-cell table:formula="of:=IF([.A93]=[.J93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587" calcext:value-type="float">
            <text:p>8458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ian or Pacific Islande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4.33" calcext:value-type="float">
            <text:p>24.33</text:p>
          </table:table-cell>
          <table:table-cell office:value-type="float" office:value="84587" calcext:value-type="float">
            <text:p>84587</text:p>
          </table:table-cell>
          <table:table-cell table:formula="of:=IF([.A94]=[.J94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599" calcext:value-type="float">
            <text:p>845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ian or Pacific Islander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2.86" calcext:value-type="float">
            <text:p>22.86</text:p>
          </table:table-cell>
          <table:table-cell office:value-type="float" office:value="84599" calcext:value-type="float">
            <text:p>84599</text:p>
          </table:table-cell>
          <table:table-cell table:formula="of:=IF([.A95]=[.J95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602" calcext:value-type="float">
            <text:p>846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6.61" calcext:value-type="float">
            <text:p>26.61</text:p>
          </table:table-cell>
          <table:table-cell office:value-type="float" office:value="84602" calcext:value-type="float">
            <text:p>84602</text:p>
          </table:table-cell>
          <table:table-cell table:formula="of:=IF([.A96]=[.J96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606" calcext:value-type="float">
            <text:p>846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2.45" calcext:value-type="float">
            <text:p>22.45</text:p>
          </table:table-cell>
          <table:table-cell office:value-type="float" office:value="84606" calcext:value-type="float">
            <text:p>84606</text:p>
          </table:table-cell>
          <table:table-cell table:formula="of:=IF([.A97]=[.J97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607" calcext:value-type="float">
            <text:p>846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60.46" calcext:value-type="float">
            <text:p>60.46</text:p>
          </table:table-cell>
          <table:table-cell office:value-type="float" office:value="84607" calcext:value-type="float">
            <text:p>84607</text:p>
          </table:table-cell>
          <table:table-cell table:formula="of:=IF([.A98]=[.J98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613" calcext:value-type="float">
            <text:p>846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9.84" calcext:value-type="float">
            <text:p>29.84</text:p>
          </table:table-cell>
          <table:table-cell office:value-type="float" office:value="84613" calcext:value-type="float">
            <text:p>84613</text:p>
          </table:table-cell>
          <table:table-cell table:formula="of:=IF([.A99]=[.J99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632" calcext:value-type="float">
            <text:p>8463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9.29" calcext:value-type="float">
            <text:p>29.29</text:p>
          </table:table-cell>
          <table:table-cell office:value-type="float" office:value="84632" calcext:value-type="float">
            <text:p>84632</text:p>
          </table:table-cell>
          <table:table-cell table:formula="of:=IF([.A100]=[.J100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634" calcext:value-type="float">
            <text:p>846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1.67" calcext:value-type="float">
            <text:p>21.67</text:p>
          </table:table-cell>
          <table:table-cell office:value-type="float" office:value="84634" calcext:value-type="float">
            <text:p>84634</text:p>
          </table:table-cell>
          <table:table-cell table:formula="of:=IF([.A101]=[.J101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636" calcext:value-type="float">
            <text:p>846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1.14" calcext:value-type="float">
            <text:p>21.14</text:p>
          </table:table-cell>
          <table:table-cell office:value-type="float" office:value="84636" calcext:value-type="float">
            <text:p>84636</text:p>
          </table:table-cell>
          <table:table-cell table:formula="of:=IF([.A102]=[.J102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637" calcext:value-type="float">
            <text:p>846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7.98" calcext:value-type="float">
            <text:p>27.98</text:p>
          </table:table-cell>
          <table:table-cell office:value-type="float" office:value="84637" calcext:value-type="float">
            <text:p>84637</text:p>
          </table:table-cell>
          <table:table-cell table:formula="of:=IF([.A103]=[.J103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653" calcext:value-type="float">
            <text:p>846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3.67" calcext:value-type="float">
            <text:p>23.67</text:p>
          </table:table-cell>
          <table:table-cell office:value-type="float" office:value="84653" calcext:value-type="float">
            <text:p>84653</text:p>
          </table:table-cell>
          <table:table-cell table:formula="of:=IF([.A104]=[.J104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654" calcext:value-type="float">
            <text:p>846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7.26" calcext:value-type="float">
            <text:p>27.26</text:p>
          </table:table-cell>
          <table:table-cell office:value-type="float" office:value="84654" calcext:value-type="float">
            <text:p>84654</text:p>
          </table:table-cell>
          <table:table-cell table:formula="of:=IF([.A105]=[.J105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659" calcext:value-type="float">
            <text:p>8465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6.5" calcext:value-type="float">
            <text:p>26.5</text:p>
          </table:table-cell>
          <table:table-cell office:value-type="float" office:value="84659" calcext:value-type="float">
            <text:p>84659</text:p>
          </table:table-cell>
          <table:table-cell table:formula="of:=IF([.A106]=[.J106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662" calcext:value-type="float">
            <text:p>846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none</text:p>
          </table:table-cell>
          <table:table-cell office:value-type="float" office:value="32.89" calcext:value-type="float">
            <text:p>32.89</text:p>
          </table:table-cell>
          <table:table-cell office:value-type="float" office:value="84662" calcext:value-type="float">
            <text:p>84662</text:p>
          </table:table-cell>
          <table:table-cell table:formula="of:=IF([.A107]=[.J107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667" calcext:value-type="float">
            <text:p>846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none</text:p>
          </table:table-cell>
          <table:table-cell office:value-type="float" office:value="33.28" calcext:value-type="float">
            <text:p>33.28</text:p>
          </table:table-cell>
          <table:table-cell office:value-type="float" office:value="84667" calcext:value-type="float">
            <text:p>84667</text:p>
          </table:table-cell>
          <table:table-cell table:formula="of:=IF([.A108]=[.J108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674" calcext:value-type="float">
            <text:p>8467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none</text:p>
          </table:table-cell>
          <table:table-cell office:value-type="float" office:value="38.01" calcext:value-type="float">
            <text:p>38.01</text:p>
          </table:table-cell>
          <table:table-cell office:value-type="float" office:value="84674" calcext:value-type="float">
            <text:p>84674</text:p>
          </table:table-cell>
          <table:table-cell table:formula="of:=IF([.A109]=[.J109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675" calcext:value-type="float">
            <text:p>8467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9.41" calcext:value-type="float">
            <text:p>29.41</text:p>
          </table:table-cell>
          <table:table-cell office:value-type="float" office:value="84675" calcext:value-type="float">
            <text:p>84675</text:p>
          </table:table-cell>
          <table:table-cell table:formula="of:=IF([.A110]=[.J110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4679" calcext:value-type="float">
            <text:p>8467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ian or Pacific Islander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none</text:p>
          </table:table-cell>
          <table:table-cell office:value-type="float" office:value="36.15" calcext:value-type="float">
            <text:p>36.15</text:p>
          </table:table-cell>
          <table:table-cell office:value-type="float" office:value="84679" calcext:value-type="float">
            <text:p>84679</text:p>
          </table:table-cell>
          <table:table-cell table:formula="of:=IF([.A111]=[.J111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084" calcext:value-type="float">
            <text:p>850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none</text:p>
          </table:table-cell>
          <table:table-cell office:value-type="float" office:value="37.91" calcext:value-type="float">
            <text:p>37.91</text:p>
          </table:table-cell>
          <table:table-cell office:value-type="float" office:value="85084" calcext:value-type="float">
            <text:p>85084</text:p>
          </table:table-cell>
          <table:table-cell table:formula="of:=IF([.A112]=[.J112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085" calcext:value-type="float">
            <text:p>8508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one</text:p>
          </table:table-cell>
          <table:table-cell office:value-type="float" office:value="22.96" calcext:value-type="float">
            <text:p>22.96</text:p>
          </table:table-cell>
          <table:table-cell office:value-type="float" office:value="85085" calcext:value-type="float">
            <text:p>85085</text:p>
          </table:table-cell>
          <table:table-cell table:formula="of:=IF([.A113]=[.J113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086" calcext:value-type="float">
            <text:p>850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none</text:p>
          </table:table-cell>
          <table:table-cell office:value-type="float" office:value="53.16" calcext:value-type="float">
            <text:p>53.16</text:p>
          </table:table-cell>
          <table:table-cell office:value-type="float" office:value="85086" calcext:value-type="float">
            <text:p>85086</text:p>
          </table:table-cell>
          <table:table-cell table:formula="of:=IF([.A114]=[.J114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00" calcext:value-type="float">
            <text:p>851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none</text:p>
          </table:table-cell>
          <table:table-cell office:value-type="float" office:value="25.7" calcext:value-type="float">
            <text:p>25.7</text:p>
          </table:table-cell>
          <table:table-cell office:value-type="float" office:value="85100" calcext:value-type="float">
            <text:p>85100</text:p>
          </table:table-cell>
          <table:table-cell table:formula="of:=IF([.A115]=[.J115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02" calcext:value-type="float">
            <text:p>851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6 month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none</text:p>
          </table:table-cell>
          <table:table-cell office:value-type="float" office:value="25.75" calcext:value-type="float">
            <text:p>25.75</text:p>
          </table:table-cell>
          <table:table-cell office:value-type="float" office:value="85102" calcext:value-type="float">
            <text:p>85102</text:p>
          </table:table-cell>
          <table:table-cell table:formula="of:=IF([.A116]=[.J116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04" calcext:value-type="float">
            <text:p>8510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none</text:p>
          </table:table-cell>
          <table:table-cell office:value-type="float" office:value="22.96" calcext:value-type="float">
            <text:p>22.96</text:p>
          </table:table-cell>
          <table:table-cell office:value-type="float" office:value="85104" calcext:value-type="float">
            <text:p>85104</text:p>
          </table:table-cell>
          <table:table-cell table:formula="of:=IF([.A117]=[.J117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07" calcext:value-type="float">
            <text:p>8510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6 months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none</text:p>
          </table:table-cell>
          <table:table-cell office:value-type="float" office:value="32.69" calcext:value-type="float">
            <text:p>32.69</text:p>
          </table:table-cell>
          <table:table-cell office:value-type="float" office:value="85107" calcext:value-type="float">
            <text:p>85107</text:p>
          </table:table-cell>
          <table:table-cell table:formula="of:=IF([.A118]=[.J118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08" calcext:value-type="float">
            <text:p>8510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none</text:p>
          </table:table-cell>
          <table:table-cell office:value-type="float" office:value="28.88" calcext:value-type="float">
            <text:p>28.88</text:p>
          </table:table-cell>
          <table:table-cell office:value-type="float" office:value="85108" calcext:value-type="float">
            <text:p>85108</text:p>
          </table:table-cell>
          <table:table-cell table:formula="of:=IF([.A119]=[.J119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09" calcext:value-type="float">
            <text:p>8510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none</text:p>
          </table:table-cell>
          <table:table-cell office:value-type="float" office:value="28.87" calcext:value-type="float">
            <text:p>28.87</text:p>
          </table:table-cell>
          <table:table-cell office:value-type="float" office:value="85109" calcext:value-type="float">
            <text:p>85109</text:p>
          </table:table-cell>
          <table:table-cell table:formula="of:=IF([.A120]=[.J120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11" calcext:value-type="float">
            <text:p>851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none</text:p>
          </table:table-cell>
          <table:table-cell office:value-type="float" office:value="32.74" calcext:value-type="float">
            <text:p>32.74</text:p>
          </table:table-cell>
          <table:table-cell office:value-type="float" office:value="85111" calcext:value-type="float">
            <text:p>85111</text:p>
          </table:table-cell>
          <table:table-cell table:formula="of:=IF([.A121]=[.J121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12" calcext:value-type="float">
            <text:p>851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none</text:p>
          </table:table-cell>
          <table:table-cell office:value-type="float" office:value="38.39" calcext:value-type="float">
            <text:p>38.39</text:p>
          </table:table-cell>
          <table:table-cell office:value-type="float" office:value="85112" calcext:value-type="float">
            <text:p>85112</text:p>
          </table:table-cell>
          <table:table-cell table:formula="of:=IF([.A122]=[.J122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13" calcext:value-type="float">
            <text:p>851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none</text:p>
          </table:table-cell>
          <table:table-cell office:value-type="float" office:value="21.71" calcext:value-type="float">
            <text:p>21.71</text:p>
          </table:table-cell>
          <table:table-cell office:value-type="float" office:value="85113" calcext:value-type="float">
            <text:p>85113</text:p>
          </table:table-cell>
          <table:table-cell table:formula="of:=IF([.A123]=[.J123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17" calcext:value-type="float">
            <text:p>851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none</text:p>
          </table:table-cell>
          <table:table-cell office:value-type="float" office:value="39.16" calcext:value-type="float">
            <text:p>39.16</text:p>
          </table:table-cell>
          <table:table-cell office:value-type="float" office:value="85117" calcext:value-type="float">
            <text:p>85117</text:p>
          </table:table-cell>
          <table:table-cell table:formula="of:=IF([.A124]=[.J124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18" calcext:value-type="float">
            <text:p>851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none</text:p>
          </table:table-cell>
          <table:table-cell office:value-type="float" office:value="29.26" calcext:value-type="float">
            <text:p>29.26</text:p>
          </table:table-cell>
          <table:table-cell office:value-type="float" office:value="85118" calcext:value-type="float">
            <text:p>85118</text:p>
          </table:table-cell>
          <table:table-cell table:formula="of:=IF([.A125]=[.J125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20" calcext:value-type="float">
            <text:p>851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none</text:p>
          </table:table-cell>
          <table:table-cell office:value-type="float" office:value="19.49" calcext:value-type="float">
            <text:p>19.49</text:p>
          </table:table-cell>
          <table:table-cell office:value-type="float" office:value="85120" calcext:value-type="float">
            <text:p>85120</text:p>
          </table:table-cell>
          <table:table-cell table:formula="of:=IF([.A126]=[.J126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36" calcext:value-type="float">
            <text:p>851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none</text:p>
          </table:table-cell>
          <table:table-cell office:value-type="float" office:value="38.01" calcext:value-type="float">
            <text:p>38.01</text:p>
          </table:table-cell>
          <table:table-cell office:value-type="float" office:value="85136" calcext:value-type="float">
            <text:p>85136</text:p>
          </table:table-cell>
          <table:table-cell table:formula="of:=IF([.A127]=[.J127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38" calcext:value-type="float">
            <text:p>851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none</text:p>
          </table:table-cell>
          <table:table-cell office:value-type="float" office:value="25.55" calcext:value-type="float">
            <text:p>25.55</text:p>
          </table:table-cell>
          <table:table-cell office:value-type="float" office:value="85138" calcext:value-type="float">
            <text:p>85138</text:p>
          </table:table-cell>
          <table:table-cell table:formula="of:=IF([.A128]=[.J128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41" calcext:value-type="float">
            <text:p>8514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none</text:p>
          </table:table-cell>
          <table:table-cell office:value-type="float" office:value="35.94" calcext:value-type="float">
            <text:p>35.94</text:p>
          </table:table-cell>
          <table:table-cell office:value-type="float" office:value="85141" calcext:value-type="float">
            <text:p>85141</text:p>
          </table:table-cell>
          <table:table-cell table:formula="of:=IF([.A129]=[.J129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42" calcext:value-type="float">
            <text:p>851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none</text:p>
          </table:table-cell>
          <table:table-cell office:value-type="float" office:value="34.34" calcext:value-type="float">
            <text:p>34.34</text:p>
          </table:table-cell>
          <table:table-cell office:value-type="float" office:value="85142" calcext:value-type="float">
            <text:p>85142</text:p>
          </table:table-cell>
          <table:table-cell table:formula="of:=IF([.A130]=[.J130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43" calcext:value-type="float">
            <text:p>8514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none</text:p>
          </table:table-cell>
          <table:table-cell office:value-type="float" office:value="33.45" calcext:value-type="float">
            <text:p>33.45</text:p>
          </table:table-cell>
          <table:table-cell office:value-type="float" office:value="85143" calcext:value-type="float">
            <text:p>85143</text:p>
          </table:table-cell>
          <table:table-cell table:formula="of:=IF([.A131]=[.J131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48" calcext:value-type="float">
            <text:p>851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none</text:p>
          </table:table-cell>
          <table:table-cell office:value-type="float" office:value="27.57" calcext:value-type="float">
            <text:p>27.57</text:p>
          </table:table-cell>
          <table:table-cell office:value-type="float" office:value="85148" calcext:value-type="float">
            <text:p>85148</text:p>
          </table:table-cell>
          <table:table-cell table:formula="of:=IF([.A132]=[.J132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50" calcext:value-type="float">
            <text:p>8515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none</text:p>
          </table:table-cell>
          <table:table-cell office:value-type="float" office:value="26.7" calcext:value-type="float">
            <text:p>26.7</text:p>
          </table:table-cell>
          <table:table-cell office:value-type="float" office:value="85150" calcext:value-type="float">
            <text:p>85150</text:p>
          </table:table-cell>
          <table:table-cell table:formula="of:=IF([.A133]=[.J133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51" calcext:value-type="float">
            <text:p>851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none</text:p>
          </table:table-cell>
          <table:table-cell office:value-type="float" office:value="35.31" calcext:value-type="float">
            <text:p>35.31</text:p>
          </table:table-cell>
          <table:table-cell office:value-type="float" office:value="85151" calcext:value-type="float">
            <text:p>85151</text:p>
          </table:table-cell>
          <table:table-cell table:formula="of:=IF([.A134]=[.J134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52" calcext:value-type="float">
            <text:p>8515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none</text:p>
          </table:table-cell>
          <table:table-cell office:value-type="float" office:value="21.29" calcext:value-type="float">
            <text:p>21.29</text:p>
          </table:table-cell>
          <table:table-cell office:value-type="float" office:value="85152" calcext:value-type="float">
            <text:p>85152</text:p>
          </table:table-cell>
          <table:table-cell table:formula="of:=IF([.A135]=[.J135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54" calcext:value-type="float">
            <text:p>851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none</text:p>
          </table:table-cell>
          <table:table-cell office:value-type="float" office:value="24.83" calcext:value-type="float">
            <text:p>24.83</text:p>
          </table:table-cell>
          <table:table-cell office:value-type="float" office:value="85154" calcext:value-type="float">
            <text:p>85154</text:p>
          </table:table-cell>
          <table:table-cell table:formula="of:=IF([.A136]=[.J136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56" calcext:value-type="float">
            <text:p>8515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frican Americ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specified</text:p>
          </table:table-cell>
          <table:table-cell office:value-type="float" office:value="85156" calcext:value-type="float">
            <text:p>85156</text:p>
          </table:table-cell>
          <table:table-cell table:formula="of:=IF([.A137]=[.J137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57" calcext:value-type="float">
            <text:p>8515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none</text:p>
          </table:table-cell>
          <table:table-cell office:value-type="float" office:value="24.86" calcext:value-type="float">
            <text:p>24.86</text:p>
          </table:table-cell>
          <table:table-cell office:value-type="float" office:value="85157" calcext:value-type="float">
            <text:p>85157</text:p>
          </table:table-cell>
          <table:table-cell table:formula="of:=IF([.A138]=[.J138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59" calcext:value-type="float">
            <text:p>8515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none</text:p>
          </table:table-cell>
          <table:table-cell office:value-type="float" office:value="41.27" calcext:value-type="float">
            <text:p>41.27</text:p>
          </table:table-cell>
          <table:table-cell office:value-type="float" office:value="85159" calcext:value-type="float">
            <text:p>85159</text:p>
          </table:table-cell>
          <table:table-cell table:formula="of:=IF([.A139]=[.J139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60" calcext:value-type="float">
            <text:p>8516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ucasian</text:p>
          </table:table-cell>
          <table:table-cell office:value-type="string" calcext:value-type="string">
            <text:p>6 months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none</text:p>
          </table:table-cell>
          <table:table-cell office:value-type="float" office:value="23.24" calcext:value-type="float">
            <text:p>23.24</text:p>
          </table:table-cell>
          <table:table-cell office:value-type="float" office:value="85160" calcext:value-type="float">
            <text:p>85160</text:p>
          </table:table-cell>
          <table:table-cell table:formula="of:=IF([.A140]=[.J140];&quot;yes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5162" calcext:value-type="float">
            <text:p>8516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an or Pacific Islander</text:p>
          </table:table-cell>
          <table:table-cell office:value-type="string" calcext:value-type="string">
            <text:p>I have not taken antibiotics in the past year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none</text:p>
          </table:table-cell>
          <table:table-cell office:value-type="float" office:value="23.24" calcext:value-type="float">
            <text:p>23.24</text:p>
          </table:table-cell>
          <table:table-cell office:value-type="float" office:value="85162" calcext:value-type="float">
            <text:p>85162</text:p>
          </table:table-cell>
          <table:table-cell table:formula="of:=IF([.A141]=[.J141];&quot;yes&quot;)" office:value-type="string" office:string-value="yes" calcext:value-type="string">
            <text:p>yes</text:p>
          </table:table-cell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</table:sort>
        </table:database-range>
        <table:database-range table:name="__Anonymous_Sheet_DB__1" table:target-range-address="'Sheet1 ordered'.A1:'Sheet1 ordered'.AMJ104857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Sheet3.A1:Sheet3.AMJ1048576">
          <table:sort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 style:data-style-name="N2" text:time-value="21:22:42.910709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2:05:14.306588970</meta:creation-date>
    <dc:date>2018-10-31T21:30:50.978843507</dc:date>
    <meta:editing-duration>PT37M39S</meta:editing-duration>
    <meta:editing-cycles>9</meta:editing-cycles>
    <meta:generator>LibreOffice/6.0.6.2$Linux_X86_64 LibreOffice_project/00m0$Build-2</meta:generator>
    <meta:document-statistic meta:table-count="3" meta:cell-count="3821" meta:object-count="0"/>
  </office:meta>
</office:document-meta>
</file>